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2in"/>
    </style:style>
    <style:style style:name="co2" style:family="table-column">
      <style:table-column-properties fo:break-before="auto" style:column-width="9.8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9535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2.5083in"/>
    </style:style>
    <style:style style:name="co7" style:family="table-column">
      <style:table-column-properties fo:break-before="auto" style:column-width="3.9807in"/>
    </style:style>
    <style:style style:name="co8" style:family="table-column">
      <style:table-column-properties fo:break-before="auto" style:column-width="6.6291in"/>
    </style:style>
    <style:style style:name="co9" style:family="table-column">
      <style:table-column-properties fo:break-before="auto" style:column-width="5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ainCategories.$B$1:.$B$7])" table:allow-empty-cell="true" table:display-list="unsorted" table:base-cell-address="Top250_CORE_SKILLS.B1">
          <table:error-message table:message-type="stop" table:display="true"/>
        </table:content-validation>
        <table:content-validation table:name="val2" table:condition="of:cell-content-is-in-list([$MainCategories.$A$1:.$A$21])" table:allow-empty-cell="true" table:display-list="unsorted" table:base-cell-address="Top250_CORE_SKILLS.C1">
          <table:error-message table:message-type="stop" table:display="true"/>
        </table:content-validation>
      </table:content-validations>
      <table:table table:name="Top20cyberskillsSecurityManage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Application Design</text:p>
          </table:table-cell>
          <table:table-cell office:value-type="string" calcext:value-type="string">
            <text:p><text:s/>Understanding of secure software development practices and principles, including secure coding, authentication, and secure data handling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Coding Practices</text:p>
          </table:table-cell>
          <table:table-cell office:value-type="string" calcext:value-type="string">
            <text:p><text:s/>Knowledge of secure coding principles and practices to develop and maintain secure software application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Mobile and IoT Architecture</text:p>
          </table:table-cell>
          <table:table-cell office:value-type="string" calcext:value-type="string">
            <text:p><text:s/>Knowledge of securing mobile devices, IoT devices, and the associated infrastructure to protect against emerging threa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Web Application Security</text:p>
          </table:table-cell>
          <table:table-cell office:value-type="string" calcext:value-type="string">
            <text:p><text:s/>Understanding common web application vulnerabilities, such as SQL injection, cross-site scripting (XSS), and cross-site request forgery (CSRF)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Educating employees on security best practices and promoting a culture of security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Program Development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and Disaster Recovery</text:p>
          </table:table-cell>
          <table:table-cell office:value-type="string" calcext:value-type="string">
            <text:p><text:s/>Understanding of business continuity planning, including backup and recovery strategies, to ensure resilience in case of cybersecurity incid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and Disaster Recovery</text:p>
          </table:table-cell>
          <table:table-cell office:value-type="string" calcext:value-type="string">
            <text:p><text:s/>Developing and implementing plans to ensure business resilience in the event of a security incident or disaster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Planning</text:p>
          </table:table-cell>
          <table:table-cell office:value-type="string" calcext:value-type="string">
            <text:p><text:s/>Business Continuity Planning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Impact Analysis</text:p>
          </table:table-cell>
          <table:table-cell office:value-type="string" calcext:value-type="string">
            <text:p><text:s/>Proficiency in conducting business impact analysis to identify critical assets, prioritize risks, and align risk management efforts with business objec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Cloud Security</text:p>
          </table:table-cell>
          <table:table-cell office:value-type="string" calcext:value-type="string">
            <text:p>Cloud Architecture</text:p>
          </table:table-cell>
          <table:table-cell office:value-type="string" calcext:value-type="string">
            <text:p><text:s/>Expertise in designing secure cloud environments, including understanding cloud provider security controls, data protection, and identity and access management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Cloud Security</text:p>
          </table:table-cell>
          <table:table-cell office:value-type="string" calcext:value-type="string">
            <text:p><text:s/>Proficiency in securing cloud environments, including knowledge of cloud security architecture, identity and access management, and encryption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table:number-columns-repeated="2" office:value-type="string" calcext:value-type="string">
            <text:p>Cloud Security</text:p>
          </table:table-cell>
          <table:table-cell office:value-type="string" calcext:value-type="string">
            <text:p><text:s/>Knowledge of securing cloud environments and understanding the unique challenges of cloud-based securit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Regulatory Knowledge</text:p>
          </table:table-cell>
          <table:table-cell office:value-type="string" calcext:value-type="string">
            <text:p><text:s/>Knowledge of relevant industry regulations and compliance requirements (e.g., GDPR, PCI DSS) and the ability to ensure organizational compliance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Regulatory Knowledge</text:p>
          </table:table-cell>
          <table:table-cell office:value-type="string" calcext:value-type="string">
            <text:p><text:s/>Understanding and ensuring compliance with relevant laws and regulation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Standards</text:p>
          </table:table-cell>
          <table:table-cell office:value-type="string" calcext:value-type="string">
            <text:p><text:s/>Knowledge of industry security frameworks and regulations (e.g., ISO 27001, NIST, GDPR) and the ability to ensure compliance within architectural design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Management</text:p>
          </table:table-cell>
          <table:table-cell office:value-type="string" calcext:value-type="string">
            <text:p><text:s/>Ensuring compliance with security standards, regulations, and framework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Legal and Regulatory Understanding</text:p>
          </table:table-cell>
          <table:table-cell office:value-type="string" calcext:value-type="string">
            <text:p><text:s/>Understanding of legal and regulatory requirements related to cybersecurity risk management, including privacy laws, data breach notification requirements, and liability consideration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table:number-columns-repeated="2" office:value-type="string" calcext:value-type="string">
            <text:p>Cryptography</text:p>
          </table:table-cell>
          <table:table-cell office:value-type="string" calcext:value-type="string">
            <text:p><text:s/>Knowledge of cryptographic algorithms, encryption, digital signatures, and secure key management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Cryptography</text:p>
          </table:table-cell>
          <table:table-cell office:value-type="string" calcext:value-type="string">
            <text:p><text:s/>Knowledge of cryptographic algorithms, encryption, digital signatures, and secure key management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 office:value-type="string" calcext:value-type="string">
            <text:p>Data Privacy and Protection</text:p>
          </table:table-cell>
          <table:table-cell office:value-type="string" calcext:value-type="string">
            <text:p><text:s/>Knowledge of data privacy laws and regulations, as well as data protection techniques and best practices, to safeguard sensitive information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 office:value-type="string" calcext:value-type="string">
            <text:p>Secure Data Management</text:p>
          </table:table-cell>
          <table:table-cell office:value-type="string" calcext:value-type="string">
            <text:p><text:s/>Understanding of data classification, data protection, and secure data handling practices to safeguard sensitive information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Desktop and Servers</text:p>
          </table:table-cell>
          <table:table-cell office:value-type="string" calcext:value-type="string">
            <text:p>Operating System Knowledge</text:p>
          </table:table-cell>
          <table:table-cell office:value-type="string" calcext:value-type="string">
            <text:p><text:s/>Proficiency in various operating systems, such as Windows, Linux, and macOS, including security configurations and hardening techniqu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table:number-columns-repeated="2" office:value-type="string" calcext:value-type="string">
            <text:p>Identity and Access Management (IAM)</text:p>
          </table:table-cell>
          <table:table-cell office:value-type="string" calcext:value-type="string">
            <text:p>including authentication, authorization, and identity federation across systems and application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IDS/IPS</text:p>
          </table:table-cell>
          <table:table-cell office:value-type="string" calcext:value-type="string">
            <text:p>Intrusion Detection and Prevention Systems (IDS/IPS)</text:p>
          </table:table-cell>
          <table:table-cell office:value-type="string" calcext:value-type="string">
            <text:p><text:s/>Familiarity with IDPS tools and techniques to detect and mitigate potential threa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IDS/IPS</text:p>
          </table:table-cell>
          <table:table-cell office:value-type="string" calcext:value-type="string">
            <text:p>Intrusion Detection and Prevention Systems (IDS/IPS)</text:p>
          </table:table-cell>
          <table:table-cell office:value-type="string" calcext:value-type="string">
            <text:p><text:s/>Knowledge of configuring and managing IDS/IPS solutions for threat detection and prevention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Network Monitoring</text:p>
          </table:table-cell>
          <table:table-cell office:value-type="string" calcext:value-type="string">
            <text:p><text:s/>Monitoring network traffic for suspicious activities and potential security breach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table:number-columns-repeated="2" office:value-type="string" calcext:value-type="string">
            <text:p>Network Security</text:p>
          </table:table-cell>
          <table:table-cell office:value-type="string" calcext:value-type="string">
            <text:p><text:s/>Understanding network protocols, firewalls, intrusion detection systems, and secure network architecture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Network Security</text:p>
          </table:table-cell>
          <table:table-cell office:value-type="string" calcext:value-type="string">
            <text:p><text:s/>Understanding network protocols, firewalls, intrusion detection systems, and secure network architecture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Secure Infrastructure Design</text:p>
          </table:table-cell>
          <table:table-cell office:value-type="string" calcext:value-type="string">
            <text:p><text:s/>Expertise in designing secure network infrastructure, including secure network segmentation, access controls, and secure remote acces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Secure Network Protocols</text:p>
          </table:table-cell>
          <table:table-cell office:value-type="string" calcext:value-type="string">
            <text:p><text:s/>Knowledge of secure network protocols, such as SSL/TLS, IPsec, and SSH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Wireless Network Security</text:p>
          </table:table-cell>
          <table:table-cell office:value-type="string" calcext:value-type="string">
            <text:p><text:s/>Understanding wireless network protocols, encryption standards, and secure wireless network design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Automation and Orchestration</text:p>
          </table:table-cell>
          <table:table-cell office:value-type="string" calcext:value-type="string">
            <text:p><text:s/>Ability to automate security tasks and streamline processes for efficienc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Secure Configuration Management</text:p>
          </table:table-cell>
          <table:table-cell office:value-type="string" calcext:value-type="string">
            <text:p><text:s/>Knowledge of secure configuration practices for systems, networks, and applic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Secure DevOps</text:p>
          </table:table-cell>
          <table:table-cell office:value-type="string" calcext:value-type="string">
            <text:p><text:s/>Understanding of integrating security into DevOps processes, including secure configuration management and continuous security testing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<text:s/>Applying data analysis techniques to identify patterns and anomalies for detecting security incident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Forensics and Incident Analysis</text:p>
          </table:table-cell>
          <table:table-cell office:value-type="string" calcext:value-type="string">
            <text:p><text:s/>Ability to perform digital forensics investigations and analyze security incid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Information and Event Management (SIEM)</text:p>
          </table:table-cell>
          <table:table-cell office:value-type="string" calcext:value-type="string">
            <text:p><text:s/>Proficiency in using SIEM tools to collect and analyze security logs and ev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Information and Event Management (SIEM)</text:p>
          </table:table-cell>
          <table:table-cell office:value-type="string" calcext:value-type="string">
            <text:p><text:s/>Proficiency in using SIEM tools to collect and analyze security logs and event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Log Analysis</text:p>
          </table:table-cell>
          <table:table-cell office:value-type="string" calcext:value-type="string">
            <text:p><text:s/>Analyzing system and application logs to identify security events and indicators of compromise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alware Analysis</text:p>
          </table:table-cell>
          <table:table-cell office:value-type="string" calcext:value-type="string">
            <text:p><text:s/>Ability to analyze and dissect malware samples to understand their behavior and impact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etrics and Reporting</text:p>
          </table:table-cell>
          <table:table-cell office:value-type="string" calcext:value-type="string">
            <text:p><text:s/>Proficiency in defining and tracking security metrics to measure the effectiveness of risk management efforts and provide meaningful reports to stakeholder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etrics and Reporting</text:p>
          </table:table-cell>
          <table:table-cell office:value-type="string" calcext:value-type="string">
            <text:p><text:s/>Tracking and reporting on security performance and effectivenes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Operations Center (SOC) Management</text:p>
          </table:table-cell>
          <table:table-cell office:value-type="string" calcext:value-type="string">
            <text:p><text:s/>Overseeing the operations of a SOC, including staffing, monitoring, and incident response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Reverse Engineering</text:p>
          </table:table-cell>
          <table:table-cell office:value-type="string" calcext:value-type="string">
            <text:p><text:s/>Understanding of reverse engineering techniques to analyze malware and identify vulnerabilit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Hunting</text:p>
          </table:table-cell>
          <table:table-cell office:value-type="string" calcext:value-type="string">
            <text:p><text:s/>Proactive searching for threats and vulnerabilities within the environment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</text:p>
          </table:table-cell>
          <table:table-cell office:value-type="string" calcext:value-type="string">
            <text:p><text:s/>Awareness of emerging threats, current attack vectors, and security trend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 Analysis</text:p>
          </table:table-cell>
          <table:table-cell office:value-type="string" calcext:value-type="string">
            <text:p><text:s/>Understanding of threat intelligence sources and the ability to analyze and interpret threat intelligence data to identify emerging risks and potential threa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 Analysis</text:p>
          </table:table-cell>
          <table:table-cell office:value-type="string" calcext:value-type="string">
            <text:p><text:s/>Analyzing threat intelligence reports and applying them to enhance security defens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ool Administration</text:p>
          </table:table-cell>
          <table:table-cell office:value-type="string" calcext:value-type="string">
            <text:p><text:s/>Experience in managing and configuring security tools such as firewalls, antivirus, and endpoint protection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Architecture and Design</text:p>
          </table:table-cell>
          <table:table-cell office:value-type="string" calcext:value-type="string">
            <text:p><text:s/>Designing and implementing secure system and network architect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Architecture Design</text:p>
          </table:table-cell>
          <table:table-cell office:value-type="string" calcext:value-type="string">
            <text:p><text:s/>Ability to design and develop secure and resilient architectures that align with business goals and industry best practic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Familiarity with creating and implementing security policies, procedures, and standard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Strategic Thinking</text:p>
          </table:table-cell>
          <table:table-cell office:value-type="string" calcext:value-type="string">
            <text:p><text:s/>Ability to think strategically and align cybersecurity risk management efforts with organizational goals and objec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Strategy and Planning</text:p>
          </table:table-cell>
          <table:table-cell office:value-type="string" calcext:value-type="string">
            <text:p><text:s/>Developing and implementing a comprehensive security strategy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Threat Modeling</text:p>
          </table:table-cell>
          <table:table-cell office:value-type="string" calcext:value-type="string">
            <text:p><text:s/>Ability to identify potential threats, analyze attack vectors, and incorporate threat modeling into the design of secure architectur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Threat Modeling</text:p>
          </table:table-cell>
          <table:table-cell office:value-type="string" calcext:value-type="string">
            <text:p><text:s/>Identifying potential threats and vulnerabilities in software and systems through threat modeling techniqu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Budgeting and Resource Allocation</text:p>
          </table:table-cell>
          <table:table-cell office:value-type="string" calcext:value-type="string">
            <text:p><text:s/>Effectively managing financial resources for security initiativ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Continual Improvement</text:p>
          </table:table-cell>
          <table:table-cell office:value-type="string" calcext:value-type="string">
            <text:p><text:s/>Commitment to continuous improvement by staying updated with emerging threats, evolving technologies, and industry best practices in cybersecurity risk management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<text:s/>Proficiency in project management methodologies to effectively plan, execute, and monitor cybersecurity risk management initia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<text:s/>Managing security projects, including planning, resource allocation, and execution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Stakeholder Management</text:p>
          </table:table-cell>
          <table:table-cell office:value-type="string" calcext:value-type="string">
            <text:p><text:s/>Strong communication and interpersonal skills to engage with executives, board members, and other stakeholders, and effectively communicate risk-related information and recommendation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and Third-Party Risk Management</text:p>
          </table:table-cell>
          <table:table-cell office:value-type="string" calcext:value-type="string">
            <text:p><text:s/>Understanding of assessing and managing security risks associated with third-party vendors and conducting thorough vendor assessmen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and Third-Party Risk Management</text:p>
          </table:table-cell>
          <table:table-cell office:value-type="string" calcext:value-type="string">
            <text:p><text:s/>Ability to assess and manage security risks associated with third-party vendors and conduct vendor assessm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Management</text:p>
          </table:table-cell>
          <table:table-cell office:value-type="string" calcext:value-type="string">
            <text:p><text:s/>Selecting and managing security vendors and third-party service provider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Handling and Forensics</text:p>
          </table:table-cell>
          <table:table-cell office:value-type="string" calcext:value-type="string">
            <text:p><text:s/>Experience in handling security incidents and performing forensic investig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Investigation</text:p>
          </table:table-cell>
          <table:table-cell office:value-type="string" calcext:value-type="string">
            <text:p><text:s/>Conducting thorough investigations into security incidents to determine root causes and remediation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Management Processes</text:p>
          </table:table-cell>
          <table:table-cell office:value-type="string" calcext:value-type="string">
            <text:p><text:s/>Understanding of incident management frameworks and best practic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</text:p>
          </table:table-cell>
          <table:table-cell office:value-type="string" calcext:value-type="string">
            <text:p><text:s/>Ability to investigate and respond to security incidents promptly and effectivel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Ability to respond to and manage security incidents effectively, including containment, eradication, and recovery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Ability to respond to and manage security incidents effectively, including containment, eradication, and recovery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Leading and coordinating responses to security incident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Coordination</text:p>
          </table:table-cell>
          <table:table-cell office:value-type="string" calcext:value-type="string">
            <text:p><text:s/>Skills in coordinating and managing incident response efforts across various teams and stakeholders, ensuring a timely and effective response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Planning</text:p>
          </table:table-cell>
          <table:table-cell office:value-type="string" calcext:value-type="string">
            <text:p><text:s/>Ability to develop and implement incident response plans and procedures to effectively respond to and manage security inciden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Controls Assessment</text:p>
          </table:table-cell>
          <table:table-cell office:value-type="string" calcext:value-type="string">
            <text:p><text:s/>Knowledge of security control frameworks (e.g., CIS Controls, NIST SP 800-53) and the ability to assess the effectiveness of implemented control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Frameworks and Standards</text:p>
          </table:table-cell>
          <table:table-cell office:value-type="string" calcext:value-type="string">
            <text:p><text:s/>Familiarity with industry security frameworks and standards, such as ISO 27001, NIST Cybersecurity Framework, and COBIT, and the ability to apply them to risk management process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<text:s/>Understanding of security governance frameworks, policies, and procedures to establish and enforce security standards and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<text:s/>Establishing and enforcing security policies, standards, and proced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y and Compliance</text:p>
          </table:table-cell>
          <table:table-cell office:value-type="string" calcext:value-type="string">
            <text:p><text:s/>Familiarity with security policies, regulatory requirements, and compliance framework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Quantitative and Qualitative Risk Analysis</text:p>
          </table:table-cell>
          <table:table-cell office:value-type="string" calcext:value-type="string">
            <text:p><text:s/>Ability to perform quantitative and qualitative risk analysis to evaluate the potential impact and likelihood of identified risk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<text:s/>Ability to identify and assess potential security risks and vulnerabilities within an organization's systems, networks, and process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 and Management</text:p>
          </table:table-cell>
          <table:table-cell office:value-type="string" calcext:value-type="string">
            <text:p><text:s/>Proficiency in identifying and assessing security risks, as well as implementing risk mitigation strategies and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 and Management</text:p>
          </table:table-cell>
          <table:table-cell office:value-type="string" calcext:value-type="string">
            <text:p><text:s/>Identifying and assessing potential risks and implementing risk mitigation strateg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Management</text:p>
          </table:table-cell>
          <table:table-cell office:value-type="string" calcext:value-type="string">
            <text:p><text:s/>Assessing and managing risks to ensure effective security meas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Mitigation Strategies</text:p>
          </table:table-cell>
          <table:table-cell office:value-type="string" calcext:value-type="string">
            <text:p><text:s/>Proficiency in developing and implementing risk mitigation strategies and controls to reduce the impact and likelihood of identified risk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Vendor Risk Management</text:p>
          </table:table-cell>
          <table:table-cell office:value-type="string" calcext:value-type="string">
            <text:p><text:s/>Assessing and managing security risks associated with third-party vendors and supplier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Assessments and Audits</text:p>
          </table:table-cell>
          <table:table-cell office:value-type="string" calcext:value-type="string">
            <text:p><text:s/>Conducting security assessments and audits to ensure compliance with industry standards and regulation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Auditing and Assessment</text:p>
          </table:table-cell>
          <table:table-cell office:value-type="string" calcext:value-type="string">
            <text:p><text:s/>Conducting audits and assessments to evaluate the effectiveness of security controls and identify areas for improvement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Ethical Hacking</text:p>
          </table:table-cell>
          <table:table-cell office:value-type="string" calcext:value-type="string">
            <text:p><text:s/>Knowledge of ethical hacking techniques and tools to identify and remediate security vulnerabilit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Penetration Testing</text:p>
          </table:table-cell>
          <table:table-cell office:value-type="string" calcext:value-type="string">
            <text:p><text:s/>Conducting authorized simulated attacks to identify vulnerabilities in systems and applic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Testing and Assessment</text:p>
          </table:table-cell>
          <table:table-cell office:value-type="string" calcext:value-type="string">
            <text:p><text:s/>Knowledge of security testing methodologies, such as vulnerability scanning, penetration testing, and code reviews, to assess the effectiveness of security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Vulnerability Assessment and Management</text:p>
          </table:table-cell>
          <table:table-cell office:value-type="string" calcext:value-type="string">
            <text:p><text:s/>Conducting vulnerability assessments and managing the remediation proces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Vulnerability Assessment and Penetration Testing (VAPT)</text:p>
          </table:table-cell>
          <table:table-cell office:value-type="string" calcext:value-type="string">
            <text:p><text:s/>Identifying security vulnerabilities and conducting penetration tests to assess system weakness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Collaboration</text:p>
          </table:table-cell>
          <table:table-cell office:value-type="string" calcext:value-type="string">
            <text:p><text:s/>Strong interpersonal skills to communicate effectively with team members, stakeholders, and external parti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Leadership</text:p>
          </table:table-cell>
          <table:table-cell office:value-type="string" calcext:value-type="string">
            <text:p><text:s/>Strong interpersonal and communication skills to effectively collaborate with stakeholders, communicate complex security concepts, and provide guidance to technical team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Stakeholder Management</text:p>
          </table:table-cell>
          <table:table-cell office:value-type="string" calcext:value-type="string">
            <text:p><text:s/>Effectively communicating security risks, strategies, and initiatives to stakeholders and executives.</text:p>
          </table:table-cell>
          <table:table-cell office:value-type="string" calcext:value-type="string">
            <text:p>Security Management</text:p>
          </table:table-cell>
        </table:table-row>
      </table:table>
      <table:table table:name="Top250_CORE_SKILLS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vanced Persistent Threat (APT) Detection and Mitig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table:number-columns-repeated="2"/>
        </table:table-row>
        <table:table-row table:style-name="ro1">
          <table:table-cell office:value-type="string" calcext:value-type="string">
            <text:p>Advanced Threat Analytics and Behavioral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 Security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Continuity Plan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Business Continu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cate Management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Penetration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Security Architecture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ance and Regulatory Knowledg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currency and Blockchai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er Threat Intelligence Gath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ackup and Recovery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 Document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 Tes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enter Firewall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enter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lassification and Handl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lassification Policies and Procedur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Encryption Standards and Algorith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Governance and Privacy Compli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eakage Detection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eakage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 Polic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Masking and Anonymis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Privacy and Protec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and Destructio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and Destruction Polici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Activity Monitoring (DAM)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Security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Security Scanning Tools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Forensics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Rights Management (DRM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 Recovery Planning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Business Continu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dded Systems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CS and IoT Security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ryption and Cryptograph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oint Protection and Detec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esktop and Server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Configuration and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Configuration Review and Optimiz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Log Analysis and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Rule Analysis and Optimiz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Rule Review and Optimiz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ed Identity Management (PI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ed Access Management (PA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ty and Access Management (IA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ty Governance and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Forensic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and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Review and Update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Tabletop Exercise Facili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 Control Systems (ICS)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CS and IoT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r Threat Detection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and Preven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Log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Log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Rule Develop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Rule Tu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Log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Log Management and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Rule Develop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 Analysis and Security Event Correl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ware Analysis and Reverse Enginee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Applicatio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Management (MDM) and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Management (MDM) Policy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Monito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Policy Review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Testing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Access Control (NAC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Protocol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Seg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Traffic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Traffic Monitoring and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365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Administration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Implementation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Optimization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shing Awareness Trai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 Security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Business Contin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Platform Security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tory Compliance Audit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Assessment and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Register Development and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loud Access Security Broker (CASB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loud Mig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ding Practice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nfiguration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nfiguration Review and Audi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evOp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Filt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Filtering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Infrastructure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Infrastructure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and Messaging Syste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Gatewa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Server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File Transfer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File Transfer Protocol (SFTP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and Collaboration To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To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ternet of Things (IoT) Dev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Mobile Application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Network Architecture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Network Design and Review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Access Technologi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Access VP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Desktop Protocol (RDP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Desktop Serv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DLC (Software Development Life Cycle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hell (SSH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oftware Development Life Cycle (SDLC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Virtual Private Network (VPN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Virtualization Technologi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Framework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Principl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Development Pract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Troubleshoo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Server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ireless Network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ireless Network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rchitecture Design and Review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ssessment and Authoriz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number-columns-repeated="2"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ssessment Report Writing</text:p>
          </table:table-cell>
          <table:table-cell table:content-validation-name="val1" office:value-type="string" calcext:value-type="string">
            <text:p>Security Architecture</text:p>
          </table:table-cell>
          <table:table-cell table:number-columns-repeated="2"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uditing and Compli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and Trai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Program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Contractors and Vendo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Develope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Employe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Executiv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IT Staff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Remote Worke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Measurement and Evalu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Program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sulting and Advisor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trol Framework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trol Testing and Valid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Govern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Handling Train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abletop Exercise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abletop Exercise Facili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es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ybook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abletop Exercise Facilit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abletop Exercis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Coordin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Exercis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Trai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ecurity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rai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dministr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lert Tu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ler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Data Integ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Log Pars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Use Case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Use Case Tu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Exchange (SIE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Exchange Framework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Sharing and Collabo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Sharing Platfor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Metrics and Report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and Incident Response (SOAR)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Dashboard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Incident Response Playbook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Monitoring and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number-columns-repeated="2"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Operations</text:p>
          </table:table-cell>
          <table:table-cell table:content-validation-name="val1" office:value-type="string" calcext:value-type="string">
            <text:p>Security Operations</text:p>
          </table:table-cell>
          <table:table-cell table:number-columns-repeated="2"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erformance Metric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laybook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rocess Improv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Repor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Threat Hun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Tool Evaluation and Selec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Playbook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atch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Development and Review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Review and Gap Analysi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rogram Management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Risk Assess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Risk Assessment Framework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Testing Methodologie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 Engineering Awareness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 Media Security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 Code Review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Harde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-Party Vendor Risk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Hun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Intelligence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Intelligence Platform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Model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Troubleshoo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Troubleshooting and Suppor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 over IP (VoIP)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nerability Assessment and Penetration Testing (VAPT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nerability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Firewall (WAF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Firewall (WAF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Security Testing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Assessment Tool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Remediation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Scann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Browser Securit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Content Filt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Server Security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Detection System (WIDS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Detection Systems (WIDS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 (WIPS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 (WIPS)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s (WIPS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Network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Network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Penetration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Assessment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Audit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Protoc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ite Surveys and Assess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4"/>
        </table:table-row>
      </table:table>
      <table:table table:name="Tools and Technologie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ncryption Software</text:p>
          </table:table-cell>
          <table:table-cell office:value-type="string" calcext:value-type="string">
            <text:p><text:s/>Encrypts data to prevent unauthorized access.</text:p>
          </table:table-cell>
        </table:table-row>
        <table:table-row table:style-name="ro1">
          <table:table-cell office:value-type="string" calcext:value-type="string">
            <text:p>Data Loss Prevention (DLP) Solutions</text:p>
          </table:table-cell>
          <table:table-cell office:value-type="string" calcext:value-type="string">
            <text:p><text:s/>Monitors and prevents sensitive data from leaving the organization.</text:p>
          </table:table-cell>
        </table:table-row>
        <table:table-row table:style-name="ro1">
          <table:table-cell office:value-type="string" calcext:value-type="string">
            <text:p>Firewall Systems</text:p>
          </table:table-cell>
          <table:table-cell office:value-type="string" calcext:value-type="string">
            <text:p><text:s/>Protects networks by controlling incoming and outgoing network traffic.</text:p>
          </table:table-cell>
        </table:table-row>
        <table:table-row table:style-name="ro1">
          <table:table-cell office:value-type="string" calcext:value-type="string">
            <text:p>Intrusion Detection Systems (IDS)</text:p>
          </table:table-cell>
          <table:table-cell office:value-type="string" calcext:value-type="string">
            <text:p><text:s/>Monitors network traffic for suspicious activities and alerts on potential security breaches.</text:p>
          </table:table-cell>
        </table:table-row>
        <table:table-row table:style-name="ro1">
          <table:table-cell office:value-type="string" calcext:value-type="string">
            <text:p>Intrusion Prevention Systems (IPS)</text:p>
          </table:table-cell>
          <table:table-cell office:value-type="string" calcext:value-type="string">
            <text:p><text:s/>Detects and blocks malicious activities to prevent network attacks.</text:p>
          </table:table-cell>
        </table:table-row>
        <table:table-row table:style-name="ro1">
          <table:table-cell office:value-type="string" calcext:value-type="string">
            <text:p>Secure Web Gateways</text:p>
          </table:table-cell>
          <table:table-cell office:value-type="string" calcext:value-type="string">
            <text:p><text:s/>Filters web traffic to prevent access to malicious or inappropriate websites.</text:p>
          </table:table-cell>
        </table:table-row>
        <table:table-row table:style-name="ro1">
          <table:table-cell office:value-type="string" calcext:value-type="string">
            <text:p>Identity and Access Management (IAM) Solutions</text:p>
          </table:table-cell>
          <table:table-cell office:value-type="string" calcext:value-type="string">
            <text:p><text:s/>Manages user identities and controls access to data and systems.</text:p>
          </table:table-cell>
        </table:table-row>
        <table:table-row table:style-name="ro1">
          <table:table-cell office:value-type="string" calcext:value-type="string">
            <text:p>Security Information and Event Management (SIEM) Systems</text:p>
          </table:table-cell>
          <table:table-cell office:value-type="string" calcext:value-type="string">
            <text:p><text:s/>Collects and analyzes security logs and events to detect threats.</text:p>
          </table:table-cell>
        </table:table-row>
        <table:table-row table:style-name="ro1">
          <table:table-cell office:value-type="string" calcext:value-type="string">
            <text:p>Data Masking and Anonymization Tools</text:p>
          </table:table-cell>
          <table:table-cell office:value-type="string" calcext:value-type="string">
            <text:p><text:s/>Protects sensitive data by disguising or anonymizing it.</text:p>
          </table:table-cell>
        </table:table-row>
        <table:table-row table:style-name="ro1">
          <table:table-cell office:value-type="string" calcext:value-type="string">
            <text:p>Tokenization Solutions</text:p>
          </table:table-cell>
          <table:table-cell office:value-type="string" calcext:value-type="string">
            <text:p><text:s/>Replaces sensitive data with non-sensitive tokens to protect it during transmission and storage.</text:p>
          </table:table-cell>
        </table:table-row>
        <table:table-row table:style-name="ro1">
          <table:table-cell office:value-type="string" calcext:value-type="string">
            <text:p>Data Classification Tools</text:p>
          </table:table-cell>
          <table:table-cell office:value-type="string" calcext:value-type="string">
            <text:p><text:s/>Identifies and classifies sensitive data to enforce proper security controls.</text:p>
          </table:table-cell>
        </table:table-row>
        <table:table-row table:style-name="ro1">
          <table:table-cell office:value-type="string" calcext:value-type="string">
            <text:p>Database Activity Monitoring (DAM) Solutions</text:p>
          </table:table-cell>
          <table:table-cell office:value-type="string" calcext:value-type="string">
            <text:p><text:s/>Monitors database activity for suspicious or unauthorized access.</text:p>
          </table:table-cell>
        </table:table-row>
        <table:table-row table:style-name="ro1">
          <table:table-cell office:value-type="string" calcext:value-type="string">
            <text:p>Endpoint Protection Platforms (EPP)</text:p>
          </table:table-cell>
          <table:table-cell office:value-type="string" calcext:value-type="string">
            <text:p><text:s/>Protects endpoints such as laptops, desktops, and mobile devices from malware and unauthorized access.</text:p>
          </table:table-cell>
        </table:table-row>
        <table:table-row table:style-name="ro1">
          <table:table-cell office:value-type="string" calcext:value-type="string">
            <text:p>Secure File Transfer Protocols (SFTP)</text:p>
          </table:table-cell>
          <table:table-cell office:value-type="string" calcext:value-type="string">
            <text:p><text:s/>Ensures secure file transfer over a network.</text:p>
          </table:table-cell>
        </table:table-row>
        <table:table-row table:style-name="ro1">
          <table:table-cell office:value-type="string" calcext:value-type="string">
            <text:p>Secure Email Gateways</text:p>
          </table:table-cell>
          <table:table-cell office:value-type="string" calcext:value-type="string">
            <text:p><text:s/>Filters and protects email communication from spam, phishing, and malware.</text:p>
          </table:table-cell>
        </table:table-row>
        <table:table-row table:style-name="ro1">
          <table:table-cell office:value-type="string" calcext:value-type="string">
            <text:p>Data Encryption Key Management Systems</text:p>
          </table:table-cell>
          <table:table-cell office:value-type="string" calcext:value-type="string">
            <text:p><text:s/>Manages encryption keys used to encrypt and decrypt data.</text:p>
          </table:table-cell>
        </table:table-row>
        <table:table-row table:style-name="ro1">
          <table:table-cell office:value-type="string" calcext:value-type="string">
            <text:p>Two-Factor Authentication (2FA) Solutions</text:p>
          </table:table-cell>
          <table:table-cell office:value-type="string" calcext:value-type="string">
            <text:p><text:s/>Adds an extra layer of security by requiring two forms of authentication for accessing systems and data.</text:p>
          </table:table-cell>
        </table:table-row>
        <table:table-row table:style-name="ro1">
          <table:table-cell office:value-type="string" calcext:value-type="string">
            <text:p>Security Incident and Event Management (SIEM) Platforms</text:p>
          </table:table-cell>
          <table:table-cell office:value-type="string" calcext:value-type="string">
            <text:p><text:s/>Collects and analyzes security logs and events from various sources to identify and respond to threats.</text:p>
          </table:table-cell>
        </table:table-row>
        <table:table-row table:style-name="ro1">
          <table:table-cell office:value-type="string" calcext:value-type="string">
            <text:p>Virtual Private Networks (VPNs)</text:p>
          </table:table-cell>
          <table:table-cell office:value-type="string" calcext:value-type="string">
            <text:p><text:s/>Creates a secure and encrypted connection between remote users and the corporate network.</text:p>
          </table:table-cell>
        </table:table-row>
        <table:table-row table:style-name="ro1">
          <table:table-cell office:value-type="string" calcext:value-type="string">
            <text:p>Web Application Firewalls (WAF)</text:p>
          </table:table-cell>
          <table:table-cell office:value-type="string" calcext:value-type="string">
            <text:p><text:s/>Protects web applications from attacks and vulnerabilities.</text:p>
          </table:table-cell>
        </table:table-row>
        <table:table-row table:style-name="ro1">
          <table:table-cell office:value-type="string" calcext:value-type="string">
            <text:p>Mobile Device Management (MDM) Solutions</text:p>
          </table:table-cell>
          <table:table-cell office:value-type="string" calcext:value-type="string">
            <text:p><text:s/>Manages and secures mobile devices used within an organization.</text:p>
          </table:table-cell>
        </table:table-row>
        <table:table-row table:style-name="ro1">
          <table:table-cell office:value-type="string" calcext:value-type="string">
            <text:p>Data Backup and Recovery Solutions</text:p>
          </table:table-cell>
          <table:table-cell office:value-type="string" calcext:value-type="string">
            <text:p><text:s/>Regularly backs up data and provides mechanisms for recovery in case of data loss or system failure.</text:p>
          </table:table-cell>
        </table:table-row>
        <table:table-row table:style-name="ro1">
          <table:table-cell office:value-type="string" calcext:value-type="string">
            <text:p>Secure Code Analysis Tools</text:p>
          </table:table-cell>
          <table:table-cell office:value-type="string" calcext:value-type="string">
            <text:p><text:s/>Scans and identifies security vulnerabilities in application code.</text:p>
          </table:table-cell>
        </table:table-row>
        <table:table-row table:style-name="ro1">
          <table:table-cell office:value-type="string" calcext:value-type="string">
            <text:p>Data Governance Tools</text:p>
          </table:table-cell>
          <table:table-cell office:value-type="string" calcext:value-type="string">
            <text:p><text:s/>Helps organizations manage and enforce data privacy and security policies.</text:p>
          </table:table-cell>
        </table:table-row>
        <table:table-row table:style-name="ro1">
          <table:table-cell office:value-type="string" calcext:value-type="string">
            <text:p>Security Awareness Training Platforms</text:p>
          </table:table-cell>
          <table:table-cell office:value-type="string" calcext:value-type="string">
            <text:p><text:s/>Provides training and education to employees on cybersecurity best practices and awareness.</text:p>
          </table:table-cell>
        </table:table-row>
      </table:table>
      <table:table table:name="MainCategories" table:style-name="ta1"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Security Architecture</text:p>
          </table:table-cell>
        </table:table-row>
        <table:table-row table:style-name="ro1">
          <table:table-cell office:value-type="string" calcext:value-type="string">
            <text:p>Cloud Security</text:p>
          </table:table-cell>
          <table:table-cell office:value-type="string" calcext:value-type="string">
            <text:p>Security Engineering</text:p>
          </table:table-cell>
        </table:table-row>
        <table:table-row table:style-name="ro1">
          <table:table-cell office:value-type="string" calcext:value-type="string">
            <text:p>Compliance and Security Audit</text:p>
          </table:table-cell>
          <table:table-cell office:value-type="string" calcext:value-type="string">
            <text:p>Security Risk and Compliance</text:p>
          </table:table-cell>
        </table:table-row>
        <table:table-row table:style-name="ro1">
          <table:table-cell office:value-type="string" calcext:value-type="string">
            <text:p>Cryptography and Certificate Managem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/>
        </table:table-row>
        <table:table-row table:style-name="ro1">
          <table:table-cell office:value-type="string" calcext:value-type="string">
            <text:p>End User Devices</text:p>
          </table:table-cell>
          <table:table-cell/>
        </table:table-row>
        <table:table-row table:style-name="ro1">
          <table:table-cell office:value-type="string" calcext:value-type="string">
            <text:p>ICS and IoT Security</text:p>
          </table:table-cell>
          <table:table-cell/>
        </table:table-row>
        <table:table-row table:style-name="ro1">
          <table:table-cell office:value-type="string" calcext:value-type="string">
            <text:p>Identity and Access Management (IAM)</text:p>
          </table:table-cell>
          <table:table-cell/>
        </table:table-row>
        <table:table-row table:style-name="ro1">
          <table:table-cell office:value-type="string" calcext:value-type="string">
            <text:p>IDS/IPS</text:p>
          </table:table-cell>
          <table:table-cell/>
        </table:table-row>
        <table:table-row table:style-name="ro1">
          <table:table-cell office:value-type="string" calcext:value-type="string">
            <text:p>Information Management</text:p>
          </table:table-cell>
          <table:table-cell/>
        </table:table-row>
        <table:table-row table:style-name="ro1">
          <table:table-cell office:value-type="string" calcext:value-type="string">
            <text:p>Servers and Infrastructure Services</text:p>
          </table:table-cell>
          <table:table-cell/>
        </table:table-row>
        <table:table-row table:style-name="ro1">
          <table:table-cell office:value-type="string" calcext:value-type="string">
            <text:p>Network Security</text:p>
          </table:table-cell>
          <table:table-cell/>
        </table:table-row>
        <table:table-row table:style-name="ro1">
          <table:table-cell office:value-type="string" calcext:value-type="string">
            <text:p>SecDevOps</text:p>
          </table:table-cell>
          <table:table-cell/>
        </table:table-row>
        <table:table-row table:style-name="ro1">
          <table:table-cell office:value-type="string" calcext:value-type="string">
            <text:p>Security Analysis</text:p>
          </table:table-cell>
          <table:table-cell/>
        </table:table-row>
        <table:table-row table:style-name="ro1">
          <table:table-cell office:value-type="string" calcext:value-type="string">
            <text:p>Security Response</text:p>
          </table:table-cell>
          <table:table-cell/>
        </table:table-row>
        <table:table-row table:style-name="ro1">
          <table:table-cell office:value-type="string" calcext:value-type="string">
            <text:p>Security Strategy</text:p>
          </table:table-cell>
          <table:table-cell/>
        </table:table-row>
        <table:table-row table:style-name="ro1">
          <table:table-cell office:value-type="string" calcext:value-type="string">
            <text:p>Security Testing</text:p>
          </table:table-cell>
          <table:table-cell/>
        </table:table-row>
        <table:table-row table:style-name="ro1">
          <table:table-cell office:value-type="string" calcext:value-type="string">
            <text:p>Soft Skills</text:p>
          </table:table-cell>
          <table:table-cell/>
        </table:table-row>
      </table:table>
      <table:named-expressions>
        <table:named-expression table:name="TG" table:base-cell-address="$Top250_CORE_SKILLS.$A$1" table:expression="#REF!"/>
      </table:named-expressions>
      <table:database-ranges>
        <table:database-range table:name="__Anonymous_Sheet_DB__0" table:target-range-address="Top20cyberskillsSecurityManagement.A1:Top20cyberskillsSecurityManagement.D100" table:contains-header="false"/>
        <table:database-range table:name="__Anonymous_Sheet_DB__1" table:target-range-address="Top250_CORE_SKILLS.A1:Top250_CORE_SKILLS.D2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1T22:31:44.986343431</dc:date>
    <meta:editing-duration>P12DT4H38M31S</meta:editing-duration>
    <meta:editing-cycles>27</meta:editing-cycles>
    <meta:generator>LibreOffice/7.3.7.2$Linux_X86_64 LibreOffice_project/30$Build-2</meta:generator>
    <meta:document-statistic meta:table-count="4" meta:cell-count="1504" meta:object-count="0"/>
  </office:meta>
</office:document-meta>
</file>